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ucida Console" fo:language="fr" fo:country="CA" officeooo:rsid="0019578b" officeooo:paragraph-rsid="0001d1d0"/>
    </style:style>
    <style:style style:name="P2" style:family="paragraph" style:parent-style-name="Standard">
      <style:paragraph-properties fo:text-align="start" style:justify-single-word="false"/>
      <style:text-properties style:font-name="Lucida Console" fo:language="fr" fo:country="CA" officeooo:rsid="0019578b" officeooo:paragraph-rsid="0005213b"/>
    </style:style>
    <style:style style:name="P3" style:family="paragraph" style:parent-style-name="Standard">
      <style:paragraph-properties fo:text-align="justify" style:justify-single-word="false"/>
      <style:text-properties fo:color="#000000" style:font-name="Lucida Console" fo:font-size="12pt" fo:language="fr" fo:country="CA" fo:font-weight="normal" officeooo:rsid="0023bf0d" officeooo:paragraph-rsid="00061c72"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Lucida Console" fo:font-size="12pt" fo:language="fr" fo:country="CA" fo:font-weight="normal" officeooo:rsid="001b352f" officeooo:paragraph-rsid="0005213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Lucida Console" fo:font-size="12pt" fo:language="fr" fo:country="CA" fo:font-weight="normal" officeooo:rsid="001b352f" officeooo:paragraph-rsid="00061c7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Lucida Console" fo:font-size="12pt" fo:language="fr" fo:country="CA" fo:font-weight="normal" officeooo:rsid="001b352f" officeooo:paragraph-rsid="0007ab1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ucida Console" fo:font-size="12pt" fo:language="fr" fo:country="CA" fo:font-style="normal" fo:font-weight="normal" officeooo:rsid="00245116" officeooo:paragraph-rsid="0005213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Lucida Console" fo:font-size="12pt" fo:language="fr" fo:country="CA" fo:font-style="normal" fo:font-weight="normal" officeooo:rsid="0005213b" officeooo:paragraph-rsid="00061c7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Lucida Console" fo:font-size="12pt" fo:font-weight="normal" officeooo:rsid="0023bf0d" officeooo:paragraph-rsid="0005213b"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color="#000000" style:font-name="Lucida Console" fo:font-size="24pt" fo:language="fr" fo:country="CA" fo:font-style="normal" fo:font-weight="bold" officeooo:rsid="0022a7c2" officeooo:paragraph-rsid="0005213b" style:font-size-asian="21pt" style:font-style-asian="normal" style:font-weight-asian="bold" style:font-size-complex="24pt" style:font-style-complex="normal" style:font-weight-complex="bold"/>
    </style:style>
    <style:style style:name="P11" style:family="paragraph" style:parent-style-name="Standard">
      <style:paragraph-properties fo:text-align="center" style:justify-single-word="false"/>
      <style:text-properties fo:color="#000000" style:font-name="Lucida Console" fo:font-size="24pt" fo:language="fr" fo:country="CA" fo:font-style="normal" fo:font-weight="bold" officeooo:rsid="001b352f" officeooo:paragraph-rsid="00061c72" style:font-size-asian="21pt" style:font-style-asian="normal" style:font-weight-asian="bold" style:font-size-complex="24pt" style:font-style-complex="normal" style:font-weight-complex="bold"/>
    </style:style>
    <style:style style:name="P12" style:family="paragraph" style:parent-style-name="Standard">
      <style:paragraph-properties fo:text-align="center" style:justify-single-word="false"/>
      <style:text-properties fo:color="#000000" style:font-name="Lucida Console" fo:font-size="24pt" fo:language="fr" fo:country="CA" fo:font-style="normal" fo:font-weight="bold" officeooo:rsid="001e05c7" officeooo:paragraph-rsid="00061c72" style:font-size-asian="21pt" style:font-style-asian="normal" style:font-weight-asian="bold" style:font-size-complex="24pt" style:font-style-complex="normal" style:font-weight-complex="bold"/>
    </style:style>
    <style:style style:name="P13" style:family="paragraph" style:parent-style-name="Standard">
      <style:paragraph-properties fo:text-align="center" style:justify-single-word="false"/>
      <style:text-properties fo:color="#000000" style:font-name="Lucida Console" fo:font-size="24pt" fo:language="fr" fo:country="CA" fo:font-style="normal" fo:font-weight="bold" officeooo:rsid="002069b2" officeooo:paragraph-rsid="0006716c" style:font-size-asian="21pt" style:font-style-asian="normal" style:font-weight-asian="bold" style:font-size-complex="24pt" style:font-style-complex="normal" style:font-weight-complex="bold"/>
    </style:style>
    <style:style style:name="P14" style:family="paragraph" style:parent-style-name="Standard">
      <style:paragraph-properties fo:text-align="justify" style:justify-single-word="false"/>
      <style:text-properties fo:color="#000000" style:font-name="Lucida Console" fo:language="fr" fo:country="CA" fo:font-style="normal" officeooo:rsid="0005213b" officeooo:paragraph-rsid="0001d1d0" style:font-style-asian="normal" style:font-style-complex="normal"/>
    </style:style>
    <style:style style:name="P15" style:family="paragraph" style:parent-style-name="Standard">
      <style:paragraph-properties fo:text-align="justify" style:justify-single-word="false"/>
      <style:text-properties fo:color="#000000" style:font-name="Lucida Console" fo:language="fr" fo:country="CA" fo:font-style="normal" fo:font-weight="normal" officeooo:rsid="0005213b" officeooo:paragraph-rsid="0005213b"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color="#2a6099" style:font-name="Lucida Console" fo:font-size="24pt" fo:language="fr" fo:country="CA" fo:font-style="normal" fo:font-weight="bold" officeooo:rsid="0022a7c2" officeooo:paragraph-rsid="0005213b" style:font-size-asian="21pt" style:font-style-asian="normal" style:font-weight-asian="bold" style:font-size-complex="24pt" style:font-style-complex="normal" style:font-weight-complex="bold"/>
    </style:style>
    <style:style style:name="P17" style:family="paragraph" style:parent-style-name="Standard">
      <style:paragraph-properties fo:text-align="center" style:justify-single-word="false"/>
      <style:text-properties fo:color="#2a6099" style:font-name="Lucida Console" fo:font-size="24pt" fo:font-weight="bold" officeooo:rsid="0022a7c2" officeooo:paragraph-rsid="0005213b" style:font-size-asian="21pt" style:font-weight-asian="bold" style:font-size-complex="24pt" style:font-weight-complex="bold"/>
    </style:style>
    <style:style style:name="P18" style:family="paragraph" style:parent-style-name="Standard" style:list-style-name="L1">
      <style:paragraph-properties fo:text-align="start" style:justify-single-word="false"/>
      <style:text-properties style:font-name="Lucida Console" officeooo:paragraph-rsid="0005213b"/>
    </style:style>
    <style:style style:name="P19" style:family="paragraph" style:parent-style-name="Standard" style:list-style-name="L1">
      <style:paragraph-properties fo:text-align="start" style:justify-single-word="false"/>
      <style:text-properties style:font-name="Lucida Console" officeooo:rsid="0019578b" officeooo:paragraph-rsid="0005213b"/>
    </style:style>
    <style:style style:name="P20" style:family="paragraph" style:parent-style-name="Standard" style:list-style-name="L1">
      <style:paragraph-properties fo:text-align="start" style:justify-single-word="false"/>
      <style:text-properties style:font-name="Lucida Console" fo:font-weight="normal" officeooo:rsid="0019578b" officeooo:paragraph-rsid="0005213b" style:font-weight-asian="normal" style:font-weight-complex="normal"/>
    </style:style>
    <style:style style:name="P21" style:family="paragraph" style:parent-style-name="Standard" style:list-style-name="L1">
      <style:paragraph-properties fo:text-align="start" style:justify-single-word="false"/>
      <style:text-properties fo:color="#000000" style:font-name="Lucida Console" fo:font-weight="normal" officeooo:rsid="001a4b01" officeooo:paragraph-rsid="0005213b" style:font-weight-asian="normal" style:font-weight-complex="normal"/>
    </style:style>
    <style:style style:name="P22" style:family="paragraph" style:parent-style-name="Standard" style:list-style-name="L1">
      <style:paragraph-properties fo:text-align="start" style:justify-single-word="false"/>
      <style:text-properties fo:color="#000000" style:font-name="Lucida Console" fo:language="fr" fo:country="CA" fo:font-weight="normal" officeooo:rsid="001b352f" officeooo:paragraph-rsid="0005213b" style:font-weight-asian="normal" style:font-weight-complex="normal"/>
    </style:style>
    <style:style style:name="T1" style:family="text">
      <style:text-properties fo:font-style="italic" officeooo:rsid="00040a20" style:font-style-asian="italic" style:font-style-complex="italic"/>
    </style:style>
    <style:style style:name="T2" style:family="text">
      <style:text-properties fo:font-style="italic" officeooo:rsid="0005213b" style:font-style-asian="italic" style:font-style-complex="italic"/>
    </style:style>
    <style:style style:name="T3" style:family="text">
      <style:text-properties fo:font-style="italic" officeooo:rsid="0022a7c2" style:font-style-asian="italic" style:font-style-complex="italic"/>
    </style:style>
    <style:style style:name="T4" style:family="text">
      <style:text-properties fo:font-style="italic" officeooo:rsid="001be086" style:font-style-asian="italic" style:font-style-complex="italic"/>
    </style:style>
    <style:style style:name="T5" style:family="text">
      <style:text-properties fo:color="#000000" officeooo:rsid="001b352f"/>
    </style:style>
    <style:style style:name="T6" style:family="text">
      <style:text-properties fo:color="#000000" fo:font-style="italic" officeooo:rsid="001b352f" style:font-style-asian="italic" style:font-style-complex="italic"/>
    </style:style>
    <style:style style:name="T7" style:family="text">
      <style:text-properties fo:color="#000000" fo:font-style="italic" officeooo:rsid="0005213b" style:font-style-asian="italic" style:font-style-complex="italic"/>
    </style:style>
    <style:style style:name="T8" style:family="text">
      <style:text-properties fo:color="#000000" fo:font-style="normal" officeooo:rsid="001b352f" style:font-style-asian="normal" style:font-style-complex="normal"/>
    </style:style>
    <style:style style:name="T9" style:family="text">
      <style:text-properties fo:color="#000000" fo:font-style="normal" officeooo:rsid="0005213b" style:font-style-asian="normal" style:font-style-complex="normal"/>
    </style:style>
    <style:style style:name="T10" style:family="text">
      <style:text-properties fo:color="#000000" fo:language="fr" fo:country="CA"/>
    </style:style>
    <style:style style:name="T11" style:family="text">
      <style:text-properties fo:color="#000000" fo:language="fr" fo:country="CA" fo:font-weight="normal" style:font-weight-asian="normal" style:font-weight-complex="normal"/>
    </style:style>
    <style:style style:name="T12" style:family="text">
      <style:text-properties fo:color="#000000" fo:language="fr" fo:country="CA" officeooo:rsid="001a4b01"/>
    </style:style>
    <style:style style:name="T13" style:family="text">
      <style:text-properties fo:color="#000000" fo:language="fr" fo:country="CA" officeooo:rsid="0005213b"/>
    </style:style>
    <style:style style:name="T14" style:family="text">
      <style:text-properties officeooo:rsid="00040a20"/>
    </style:style>
    <style:style style:name="T15" style:family="text">
      <style:text-properties officeooo:rsid="0005213b"/>
    </style:style>
    <style:style style:name="T16" style:family="text">
      <style:text-properties fo:font-style="normal" officeooo:rsid="0005213b" style:font-style-asian="normal" style:font-style-complex="normal"/>
    </style:style>
    <style:style style:name="T17" style:family="text">
      <style:text-properties fo:font-style="normal" officeooo:rsid="00245116" style:font-style-asian="normal" style:font-style-complex="normal"/>
    </style:style>
    <style:style style:name="T18" style:family="text">
      <style:text-properties fo:font-style="normal" officeooo:rsid="0024d26d" style:font-style-asian="normal" style:font-style-complex="normal"/>
    </style:style>
    <style:style style:name="T19" style:family="text">
      <style:text-properties fo:font-style="normal" officeooo:rsid="0025cec1" style:font-style-asian="normal" style:font-style-complex="normal"/>
    </style:style>
    <style:style style:name="T20" style:family="text">
      <style:text-properties fo:font-style="normal" officeooo:rsid="0022a7c2" style:font-style-asian="normal" style:font-style-complex="normal"/>
    </style:style>
    <style:style style:name="T21" style:family="text">
      <style:text-properties fo:font-style="normal" officeooo:rsid="002069b2" style:font-style-asian="normal" style:font-style-complex="normal"/>
    </style:style>
    <style:style style:name="T22" style:family="text">
      <style:text-properties fo:font-style="normal" officeooo:rsid="001febc9" style:font-style-asian="normal" style:font-style-complex="normal"/>
    </style:style>
    <style:style style:name="T23" style:family="text">
      <style:text-properties fo:font-style="normal" officeooo:rsid="0023bf0d" style:font-style-asian="normal" style:font-style-complex="normal"/>
    </style:style>
    <style:style style:name="T24" style:family="text">
      <style:text-properties fo:font-style="normal" officeooo:rsid="00061c72" style:font-style-asian="normal" style:font-style-complex="normal"/>
    </style:style>
    <style:style style:name="T25" style:family="text">
      <style:text-properties fo:font-style="normal" officeooo:rsid="001c87d9" style:font-style-asian="normal" style:font-style-complex="normal"/>
    </style:style>
    <style:style style:name="T26" style:family="text">
      <style:text-properties fo:font-style="normal" officeooo:rsid="001be086" style:font-style-asian="normal" style:font-style-complex="normal"/>
    </style:style>
    <style:style style:name="T27" style:family="text">
      <style:text-properties fo:font-style="normal" officeooo:rsid="0006716c" style:font-style-asian="normal" style:font-style-complex="normal"/>
    </style:style>
    <style:style style:name="T28" style:family="text">
      <style:text-properties fo:font-style="normal" officeooo:rsid="0007ab17" style:font-style-asian="normal" style:font-style-complex="normal"/>
    </style:style>
    <style:style style:name="T29" style:family="text">
      <style:text-properties fo:font-style="normal" officeooo:rsid="0009ec57" style:font-style-asian="normal" style:font-style-complex="normal"/>
    </style:style>
    <style:style style:name="T30" style:family="text">
      <style:text-properties fo:font-style="normal" officeooo:rsid="000ba6b7" style:font-style-asian="normal" style:font-style-complex="normal"/>
    </style:style>
    <style:style style:name="T31" style:family="text">
      <style:text-properties fo:font-style="normal" fo:font-weight="bold" officeooo:rsid="0019578b"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officeooo:rsid="001febc9" style:font-style-asian="normal" style:font-style-complex="normal"/>
    </style:style>
    <style:style style:name="T33" style:family="text">
      <style:text-properties fo:language="fr" fo:country="CA"/>
    </style:style>
    <style:style style:name="T34" style:family="text">
      <style:text-properties fo:language="fr" fo:country="CA" fo:font-style="italic" style:font-style-asian="italic" style:font-style-complex="italic"/>
    </style:style>
    <style:style style:name="T35" style:family="text">
      <style:text-properties fo:language="fr" fo:country="CA" fo:font-style="italic" officeooo:rsid="00060dd7" style:font-style-asian="italic" style:font-style-complex="italic"/>
    </style:style>
    <style:style style:name="T36" style:family="text">
      <style:text-properties fo:language="fr" fo:country="CA" fo:font-style="normal" style:font-style-asian="normal" style:font-style-complex="normal"/>
    </style:style>
    <style:style style:name="T37" style:family="text">
      <style:text-properties fo:language="fr" fo:country="CA" fo:font-style="normal" officeooo:rsid="00245116" style:font-style-asian="normal" style:font-style-complex="normal"/>
    </style:style>
    <style:style style:name="T38" style:family="text">
      <style:text-properties fo:language="fr" fo:country="CA" fo:font-style="normal" officeooo:rsid="0005213b" style:font-style-asian="normal" style:font-style-complex="normal"/>
    </style:style>
    <style:style style:name="T39" style:family="text">
      <style:text-properties fo:language="fr" fo:country="CA" fo:font-style="normal" fo:font-weight="bold" officeooo:rsid="0019578b" style:font-style-asian="normal" style:font-weight-asian="bold" style:font-style-complex="normal" style:font-weight-complex="bold"/>
    </style:style>
    <style:style style:name="T40" style:family="text">
      <style:text-properties fo:language="fr" fo:country="CA" officeooo:rsid="0019578b"/>
    </style:style>
    <style:style style:name="T41" style:family="text">
      <style:text-properties fo:language="fr" fo:country="CA" fo:font-weight="bold" style:font-weight-asian="bold" style:font-weight-complex="bold"/>
    </style:style>
    <style:style style:name="T42" style:family="text">
      <style:text-properties fo:language="fr" fo:country="CA" fo:font-weight="bold" officeooo:rsid="0019578b" style:font-weight-asian="bold" style:font-weight-complex="bold"/>
    </style:style>
    <style:style style:name="T43" style:family="text">
      <style:text-properties fo:language="fr" fo:country="CA" fo:font-weight="bold" officeooo:rsid="0005213b" style:font-weight-asian="bold" style:font-weight-complex="bold"/>
    </style:style>
    <style:style style:name="T44" style:family="text">
      <style:text-properties fo:language="fr" fo:country="CA" fo:font-weight="normal" style:font-weight-asian="normal" style:font-weight-complex="normal"/>
    </style:style>
    <style:style style:name="T45" style:family="text">
      <style:text-properties fo:language="fr" fo:country="CA" fo:font-weight="normal" officeooo:rsid="0019578b" style:font-weight-asian="normal" style:font-weight-complex="normal"/>
    </style:style>
    <style:style style:name="T46" style:family="text">
      <style:text-properties fo:language="fr" fo:country="CA" officeooo:rsid="0005213b"/>
    </style:style>
    <style:style style:name="T47" style:family="text">
      <style:text-properties fo:color="#ff0000" fo:font-style="normal" fo:font-weight="bold" officeooo:rsid="0005213b" style:font-style-asian="normal" style:font-weight-asian="bold" style:font-style-complex="normal" style:font-weight-complex="bold"/>
    </style:style>
    <style:style style:name="T48" style:family="text">
      <style:text-properties fo:color="#ff0000" fo:font-style="normal" fo:font-weight="bold" officeooo:rsid="0006716c" style:font-style-asian="normal" style:font-weight-asian="bold" style:font-style-complex="normal" style:font-weight-complex="bold"/>
    </style:style>
    <style:style style:name="T49" style:family="text">
      <style:text-properties fo:color="#2a6099" fo:language="fr" fo:country="CA" fo:font-weight="normal" style:font-weight-asian="normal" style:font-weight-complex="normal"/>
    </style:style>
    <style:style style:name="T50" style:family="text">
      <style:text-properties fo:color="#2a6099" fo:language="fr" fo:country="CA" fo:font-weight="bold" style:font-weight-asian="bold" style:font-weight-complex="bold"/>
    </style:style>
    <style:style style:name="T51" style:family="text">
      <style:text-properties fo:color="#2a6099" fo:font-style="normal" fo:font-weight="bold" officeooo:rsid="0019578b" style:font-style-asian="normal" style:font-weight-asian="bold" style:font-style-complex="normal" style:font-weight-complex="bold"/>
    </style:style>
    <style:style style:name="T52" style:family="text">
      <style:text-properties fo:color="#00a933" fo:language="fr" fo:country="CA" fo:font-weight="bold" style:font-weight-asian="bold" style:font-weight-complex="bold"/>
    </style:style>
    <style:style style:name="T53" style:family="text">
      <style:text-properties fo:color="#00a933" fo:language="fr" fo:country="CA" fo:font-weight="bold" officeooo:rsid="001b352f" style:font-weight-asian="bold" style:font-weight-complex="bold"/>
    </style:style>
    <style:style style:name="T54" style:family="text">
      <style:text-properties fo:color="#00a933" fo:language="fr" fo:country="CA" fo:font-weight="bold" officeooo:rsid="0005213b" style:font-weight-asian="bold" style:font-weight-complex="bold"/>
    </style:style>
    <style:style style:name="T55" style:family="text">
      <style:text-properties fo:color="#00a933" fo:font-style="normal" fo:font-weight="bold" style:font-style-asian="normal" style:font-weight-asian="bold" style:font-style-complex="normal" style:font-weight-complex="bold"/>
    </style:style>
    <style:style style:name="T56" style:family="text">
      <style:text-properties fo:color="#00a933" fo:font-style="normal" fo:font-weight="bold" officeooo:rsid="001a4b01" style:font-style-asian="normal" style:font-weight-asian="bold" style:font-style-complex="normal" style:font-weight-complex="bold"/>
    </style:style>
    <style:style style:name="T57" style:family="text">
      <style:text-properties fo:color="#00a933" fo:font-style="normal" fo:font-weight="bold" officeooo:rsid="0005213b" style:font-style-asian="normal" style:font-weight-asian="bold" style:font-style-complex="normal" style:font-weight-complex="bold"/>
    </style:style>
    <style:style style:name="T58" style:family="text">
      <style:text-properties fo:color="#00a933" fo:font-style="normal" fo:font-weight="bold" officeooo:rsid="0006716c" style:font-style-asian="normal" style:font-weight-asian="bold" style:font-style-complex="normal" style:font-weight-complex="bold"/>
    </style:style>
    <style:style style:name="T59" style:family="text">
      <style:text-properties fo:color="#a7074b" fo:language="fr" fo:country="CA" fo:font-style="normal" officeooo:rsid="00245116" style:font-style-asian="normal" style:font-style-complex="normal"/>
    </style:style>
    <style:style style:name="T60" style:family="text">
      <style:text-properties fo:color="#a7074b" fo:font-style="normal" officeooo:rsid="0024d26d" style:font-style-asian="normal" style:font-style-complex="normal"/>
    </style:style>
    <style:style style:name="T61" style:family="text">
      <style:text-properties fo:color="#a7074b" fo:font-style="normal" officeooo:rsid="0007ab17" style:font-style-asian="normal" style:font-style-complex="normal"/>
    </style:style>
    <style:style style:name="T62" style:family="text">
      <style:text-properties officeooo:rsid="00061c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ameItem</text:span> est la classe qui représente un <text:span text:style-name="T14">objet divers. Il y a deux types d’objets; les objets qui n’ont aucun effet et les objets qui peuvent guérir le joueur. </text:span><text:span text:style-name="T5">Dans ce jeu, la classe</text:span><text:span text:style-name="T6"> </text:span><text:span text:style-name="T7">GameItem</text:span><text:span text:style-name="T6"> </text:span><text:span text:style-name="T8">n’est utilisée que dans la classe </text:span><text:span text:style-name="T6">Character</text:span><text:span text:style-name="T8">. </text:span><text:span text:style-name="T9">La raison pourquoi la classe s’appelle ainsi est parce qu’</text:span><text:span text:style-name="T7">Item</text:span><text:span text:style-name="T9"> est déjà réservé et cela causait des problèmes.</text:span></text:p>
      <text:p text:style-name="P14"/>
      <text:p text:style-name="P2">Cette classe possède: </text:p>
      <text:list xml:id="list1022644631" text:style-name="L1">
        <text:list-item>
          <text:p text:style-name="P18"><text:span text:style-name="T46">Cinq</text:span><text:span text:style-name="T40"> attributs privés: </text:span><text:span text:style-name="T42">Name</text:span><text:span text:style-name="T45">, </text:span><text:span text:style-name="T43">Description</text:span><text:span text:style-name="T45">, </text:span><text:span text:style-name="T43">Value</text:span><text:span text:style-name="T45">, </text:span><text:span text:style-name="T43">LPGain</text:span><text:span text:style-name="T45">, </text:span><text:span text:style-name="T42">IsInitialized</text:span><text:span text:style-name="T45">;</text:span></text:p>
        </text:list-item>
        <text:list-item>
          <text:p text:style-name="P19"><text:span text:style-name="T44">Une procédure privée:</text:span><text:span text:style-name="T49"> <text:s/></text:span><text:span text:style-name="T50">Class_Initialize</text:span><text:span text:style-name="T11">;</text:span></text:p>
        </text:list-item>
        <text:list-item>
          <text:p text:style-name="P20"><text:span text:style-name="T13">Une</text:span><text:span text:style-name="T10"> procédure publique:</text:span><text:span text:style-name="T50"> Initialize</text:span><text:span text:style-name="T10">;</text:span></text:p>
        </text:list-item>
        <text:list-item>
          <text:p text:style-name="P21"><text:span text:style-name="T38">Quatre</text:span><text:span text:style-name="T33"> propriétés </text:span><text:span text:style-name="T34">Let</text:span><text:span text:style-name="T33"> privées:</text:span><text:span text:style-name="T41"> </text:span><text:span text:style-name="T52">pName</text:span><text:span text:style-name="T33">, </text:span><text:span text:style-name="T52">p</text:span><text:span text:style-name="T54">Description</text:span><text:span text:style-name="T33">, </text:span><text:span text:style-name="T53">p</text:span><text:span text:style-name="T54">Value</text:span><text:span text:style-name="T33">, </text:span><text:span text:style-name="T53">p</text:span><text:span text:style-name="T54">LPGain</text:span><text:span text:style-name="T33">;</text:span></text:p>
        </text:list-item>
        <text:list-item>
          <text:p text:style-name="P22"><text:span text:style-name="T16">Quatre propriétés </text:span><text:span text:style-name="T2">Get</text:span><text:span text:style-name="T16"> p</text:span><text:span text:style-name="T29">ubli</text:span><text:span text:style-name="T30">que</text:span><text:span text:style-name="T29">s</text:span><text:span text:style-name="T16">: </text:span><text:span text:style-name="T47">pName</text:span><text:span text:style-name="T16">, </text:span><text:span text:style-name="T47">pDescription</text:span><text:span text:style-name="T16">, </text:span><text:span text:style-name="T47">pValue</text:span><text:span text:style-name="T16">, </text:span><text:span text:style-name="T47">pLPGain</text:span><text:span text:style-name="T16">;</text:span></text:p>
        </text:list-item>
      </text:list>
      <text:p text:style-name="P15"/>
      <text:p text:style-name="P11">Name -</text:p>
      <text:p text:style-name="P5"><text:span text:style-name="T16">Cet attribut contient le nom de l’</text:span><text:span text:style-name="T24">objet</text:span><text:span text:style-name="T16"> sous </text:span><text:span text:style-name="T25">type</text:span><text:span text:style-name="T16"> </text:span><text:span text:style-name="T4">vb</text:span><text:span text:style-name="T2">String</text:span><text:span text:style-name="T16">. Deux propriétés sont associées à cet attribut: </text:span><text:span text:style-name="T56">pName </text:span><text:span text:style-name="T26">et </text:span><text:span text:style-name="T47">pName</text:span><text:span text:style-name="T16">.</text:span></text:p>
      <text:p text:style-name="P8"/>
      <text:p text:style-name="P11"><text:span text:style-name="T62">Description</text:span> -</text:p>
      <text:p text:style-name="P5"><text:span text:style-name="T16">Cet attribut contient l</text:span><text:span text:style-name="T24">a description</text:span><text:span text:style-name="T16"> de l’</text:span><text:span text:style-name="T24">objet</text:span><text:span text:style-name="T16"> sous </text:span><text:span text:style-name="T25">type</text:span><text:span text:style-name="T16"> </text:span><text:span text:style-name="T4">vb</text:span><text:span text:style-name="T2">String</text:span><text:span text:style-name="T16">. Deux propriétés sont associées à cet attribut: </text:span><text:span text:style-name="T56">p</text:span><text:span text:style-name="T57">Description</text:span><text:span text:style-name="T56"> </text:span><text:span text:style-name="T26">et </text:span><text:span text:style-name="T47">pDescription</text:span><text:span text:style-name="T16">.</text:span></text:p>
      <text:p text:style-name="P8"/>
      <text:p text:style-name="P12"><text:span text:style-name="T62">Value</text:span> -</text:p>
      <text:p text:style-name="P5"><text:span text:style-name="T16">Cet attribut contient l</text:span><text:span text:style-name="T27">a valeur en crédits de l’objet</text:span><text:span text:style-name="T16"> sous </text:span><text:span text:style-name="T22">un</text:span><text:span text:style-name="T16"> </text:span><text:span text:style-name="T25">type</text:span><text:span text:style-name="T16"> </text:span><text:span text:style-name="T22">entre 2 et 5 inclusivement (Voir la référence à la ligne 299 de </text:span><text:span text:style-name="T32">character.vbs</text:span><text:span text:style-name="T22">). </text:span><text:span text:style-name="T27">En gros, la valeur est le nombre sur lequel sont basés les prix de vente (marchand → joueur) et de revente (joueur → marchand)</text:span><text:span text:style-name="T16">. Deux propriétés sont associées à cet attribut: </text:span><text:span text:style-name="T56">p</text:span><text:span text:style-name="T58">Value</text:span><text:span text:style-name="T56"> </text:span><text:span text:style-name="T26">et</text:span><text:span text:style-name="T16"> </text:span><text:span text:style-name="T47">p</text:span><text:span text:style-name="T48">Value</text:span><text:span text:style-name="T16">.</text:span></text:p>
      <text:p text:style-name="P8"/>
      <text:p text:style-name="P13"><text:span text:style-name="T15">LPGain</text:span> -</text:p>
      <text:p text:style-name="P6"><text:span text:style-name="T16">Cet attribut contient l</text:span><text:span text:style-name="T27">’efficacité de guérison</text:span><text:span text:style-name="T16"> sous </text:span><text:span text:style-name="T22">un</text:span><text:span text:style-name="T16"> </text:span><text:span text:style-name="T25">type</text:span><text:span text:style-name="T16"> </text:span><text:span text:style-name="T22">entre 2 et 5 inclusivemen</text:span><text:span text:style-name="T21">t, </text:span><text:span text:style-name="T28">de plus la valeur de cet attribut détermine le type de l’objet</text:span><text:span text:style-name="T22">. </text:span><text:span text:style-name="T28">Un objet dont la valeur est plus grande que </text:span><text:span text:style-name="T61">0</text:span><text:span text:style-name="T28"> est traité comme un objet consommable qui va redonner des points de vie au joueur lorsqu’il est consommé. Dans le cas contraire, l’objet n’est généralement bon qu’à être vendu ou utilisé dans le contexte d’une quête.</text:span><text:span text:style-name="T16"> Deux propriétés sont associées à cet attribut: </text:span><text:span text:style-name="T55">p</text:span><text:span text:style-name="T57">LPGain</text:span><text:span text:style-name="T56"> </text:span><text:span text:style-name="T26">et</text:span><text:span text:style-name="T16"> </text:span><text:span text:style-name="T47">pLPGain</text:span><text:span text:style-name="T16">.</text:span></text:p>
      <text:p text:style-name="P15"/>
      <text:p text:style-name="P10">IsInitialized -</text:p>
      <text:p text:style-name="P4"><text:span text:style-name="T16">Cet attribut contient </text:span><text:span text:style-name="T20">une</text:span><text:span text:style-name="T21"> </text:span><text:span text:style-name="T20">valeur de type </text:span><text:span text:style-name="T3">vbBoolean</text:span><text:span text:style-name="T20"> qui permet de déterminer si la classe a été correctement initialisée</text:span><text:span text:style-name="T22">. </text:span><text:span text:style-name="T20">Cet attribut fait partie d’une stratégie pour contourner </text:span><text:span text:style-name="T23">l’une des nombreuses limitations des classes en VBScript; l’absence de la possibilité d’utiliser un constructeur paramétrique</text:span><text:span text:style-name="T16">.</text:span></text:p>
      <text:p text:style-name="P15"/>
      <text:p text:style-name="P16"><text:soft-page-break/>Class_Initialize -</text:p>
      <text:p text:style-name="P9"><text:span text:style-name="T36">Ceci est le « constructeur » de la classe qui est appelé lors d’un </text:span><text:span text:style-name="T34">New </text:span><text:span text:style-name="T35">GameItem</text:span><text:span text:style-name="T36">. Tout ce que cette procédure fait est d’initialiser la valeur de </text:span><text:span text:style-name="T37">l’attribut</text:span><text:span text:style-name="T36"> </text:span><text:span text:style-name="T39">IsInitialized</text:span><text:span text:style-name="T36"> à </text:span><text:span text:style-name="T59">false</text:span><text:span text:style-name="T37">.</text:span></text:p>
      <text:p text:style-name="P7"/>
      <text:p text:style-name="P17"><text:span text:style-name="T36">Initialize </text:span><text:span text:style-name="T37">+</text:span></text:p>
      <text:p text:style-name="P3"><text:span text:style-name="T17">Cette procédure s’occupe du rôle de constructeur paramétrique absent dans le langage. Le seul hic est qu’il faut appeler la procédure pour qu’elle s’enclenche. En même temps, la classe est programmée pour être inutilisable s</text:span><text:span text:style-name="T18">i elle n’a pas été initialisée par cette procédure. </text:span><text:span text:style-name="T51">Initialize </text:span><text:span text:style-name="T19">Prend </text:span><text:span text:style-name="T24">deux</text:span><text:span text:style-name="T19"> chaîne</text:span><text:span text:style-name="T24">s</text:span><text:span text:style-name="T19">, qui ser</text:span><text:span text:style-name="T24">ont</text:span><text:span text:style-name="T19"> le nom </text:span><text:span text:style-name="T24">et la description</text:span><text:span text:style-name="T19">, et </text:span><text:span text:style-name="T24">deux</text:span><text:span text:style-name="T19"> nombre</text:span><text:span text:style-name="T24">s</text:span><text:span text:style-name="T19">, qui ser</text:span><text:span text:style-name="T24">ont</text:span><text:span text:style-name="T19"> l</text:span><text:span text:style-name="T24">a valeur en crédit et l’efficacité de la guérison</text:span><text:span text:style-name="T19">, en paramètre</text:span><text:span text:style-name="T17">. </text:span><text:span text:style-name="T19">Les propriétés de la classe seront ensuite initialisées selon ces valeurs</text:span><text:span text:style-name="T60"> </text:span><text:span text:style-name="T18">et</text:span><text:span text:style-name="T60"> </text:span><text:span text:style-name="T31">IsInitialized</text:span><text:span text:style-name="T17"> </text:span><text:span text:style-name="T19">deviendra</text:span><text:span text:style-name="T17"> </text:span><text:span text:style-name="T60">true</text:span><text:span text:style-name="T17">. </text:span><text:span text:style-name="T18">Cette procédure ne fait plus rien une fois qu’elle a été appelée; les appels subséquents n’auront aucun eff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7-01T11:30:34.895000000</dc:date>
    <meta:editing-duration>PT35M39S</meta:editing-duration>
    <meta:editing-cycles>5</meta:editing-cycles>
    <meta:document-statistic meta:table-count="0" meta:image-count="0" meta:object-count="0" meta:page-count="2" meta:paragraph-count="21" meta:word-count="473" meta:character-count="2961" meta:non-whitespace-character-count="2511"/>
  </office:meta>
</office:document-meta>
</file>